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e21" officeooo:paragraph-rsid="00038e21"/>
    </style:style>
    <style:style style:name="P2" style:family="paragraph" style:parent-style-name="Standard">
      <style:text-properties officeooo:rsid="00038e21" officeooo:paragraph-rsid="0003f703"/>
    </style:style>
    <style:style style:name="P3" style:family="paragraph" style:parent-style-name="Standard">
      <style:text-properties officeooo:paragraph-rsid="00038e21"/>
    </style:style>
    <style:style style:name="P4" style:family="paragraph" style:parent-style-name="Standard">
      <style:text-properties officeooo:rsid="0003e4d7" officeooo:paragraph-rsid="0003e4d7"/>
    </style:style>
    <style:style style:name="P5" style:family="paragraph" style:parent-style-name="Standard">
      <style:text-properties officeooo:rsid="0003f703" officeooo:paragraph-rsid="0003f703"/>
    </style:style>
    <style:style style:name="P6" style:family="paragraph" style:parent-style-name="Standard">
      <style:text-properties officeooo:rsid="00047de0" officeooo:paragraph-rsid="00047de0"/>
    </style:style>
    <style:style style:name="P7" style:family="paragraph" style:parent-style-name="Standard">
      <style:text-properties officeooo:rsid="0005d1d2" officeooo:paragraph-rsid="0005d1d2"/>
    </style:style>
    <style:style style:name="P8" style:family="paragraph" style:parent-style-name="Standard" style:list-style-name="L1">
      <style:text-properties officeooo:rsid="0005d1d2" officeooo:paragraph-rsid="0005d1d2"/>
    </style:style>
    <style:style style:name="P9" style:family="paragraph" style:parent-style-name="Standard" style:list-style-name="L1">
      <style:text-properties officeooo:rsid="0005d1d2" officeooo:paragraph-rsid="0007814c"/>
    </style:style>
    <style:style style:name="P10" style:family="paragraph" style:parent-style-name="Standard">
      <style:text-properties officeooo:rsid="0008be2e" officeooo:paragraph-rsid="0008be2e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05d1d2" officeooo:paragraph-rsid="0005d1d2"/>
    </style:style>
    <style:style style:name="T1" style:family="text">
      <style:text-properties officeooo:rsid="00038694"/>
    </style:style>
    <style:style style:name="T2" style:family="text">
      <style:text-properties officeooo:rsid="00038e21"/>
    </style:style>
    <style:style style:name="T3" style:family="text">
      <style:text-properties officeooo:rsid="0003e4d7"/>
    </style:style>
    <style:style style:name="T4" style:family="text">
      <style:text-properties officeooo:rsid="0003f703"/>
    </style:style>
    <style:style style:name="T5" style:family="text">
      <style:text-properties officeooo:rsid="0005d1d2"/>
    </style:style>
    <style:style style:name="T6" style:family="text">
      <style:text-properties officeooo:rsid="00076ff6"/>
    </style:style>
    <style:style style:name="T7" style:family="text">
      <style:text-properties officeooo:rsid="00097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that most of the items can be purchased at other vendors <text:span text:style-name="T7">Some additional items for the tracker and gateways will be noted in the documents describing those components. <text:s text:c="2"/></text:span></text:p>
      <text:p text:style-name="Standard"/>
      <text:p text:style-name="Standard">GNSS/LoRa tracker <text:span text:style-name="T1">$69.95</text:span></text:p>
      <text:p text:style-name="Standard">We are using the Gnat LoRa+GNSS Asset Tracker developed by Kris Winer at Tlera Corp. and available for purchase on Tindie: <text:a xlink:type="simple" xlink:href="https://www.tindie.com/products/tleracorp/gnat-loragnss-asset-tracker/" text:style-name="Internet_20_link" text:visited-style-name="Visited_20_Internet_20_Link">https://www.tindie.com/products/tleracorp/gnat-loragnss-asset-tracker/</text:a></text:p>
      <text:p text:style-name="Standard"/>
      <text:p text:style-name="P1">LoRa node antenna <text:s/>$7.07</text:p>
      <text:p text:style-name="P3"><text:span text:style-name="T2">We selected the Aneren 66089-0930 915 MHz whip antenna </text:span></text:p>
      <text:p text:style-name="P1"/>
      <text:p text:style-name="P1">GNSS antenna <text:s/>$7.12</text:p>
      <text:p text:style-name="P1">We selected the Inventek Systems ACTPAT184-01-IP active ceramic patch antenna. It is labeled as a GPS antenna but it does receive other satellite constellations</text:p>
      <text:p text:style-name="P1"/>
      <text:p text:style-name="P1">RAK Wireless LoRa Raspberry Pi <text:span text:style-name="T3">3 B+ </text:span>Gateway <text:s/><text:span text:style-name="T4">$199 - $114</text:span></text:p>
      <text:p text:style-name="P5">There are two versions of this 8-channel gateway. The RAK7246 ($99) and the RAK7246C ($114) which includes a GPS receiver. </text:p>
      <text:p text:style-name="P5"/>
      <text:p text:style-name="P2">RAK Wireless LoRa Raspberry Pi <text:span text:style-name="T4">Zero </text:span>Gateway <text:s/><text:span text:style-name="T4">$99 - $278</text:span></text:p>
      <text:p text:style-name="P5">There are two versions of this 8-channel gateway. The RAK7243 ($199) and the RAK7243C ($278) which includes the option of adding cellular connectivity. </text:p>
      <text:p text:style-name="P5"/>
      <text:p text:style-name="P6">External fiberglass antenna for the gateway 5.8dBi (860-930MHz) $49.95 <text:span text:style-name="T5">+ $7.95</text:span></text:p>
      <text:p text:style-name="P6">This antenna from Sparkfun (<text:a xlink:type="simple" xlink:href="https://www.sparkfun.com/products/15597" text:style-name="Internet_20_link" text:visited-style-name="Visited_20_Internet_20_Link">https://www.sparkfun.com/products/15597</text:a>) provided a significant improvement with LoRa reception. <text:span text:style-name="T5">This antenna requires an interface cable N to RP-SMA Cable – 1m (https://www.sparkfun.com/products/14911). </text:span></text:p>
      <text:p text:style-name="P6"/>
      <text:p text:style-name="P7">All weather enclosure for the RAK Raspberry Pi gateways <text:s/>$89</text:p>
      <text:p text:style-name="P7">This can be used to deploy a Raspberry Pi gateway that will be set outside. This required some additional parts:</text:p>
      <text:list xml:id="list3970665854" text:style-name="L1">
        <text:list-item>
          <text:p text:style-name="P9">USB external WiFi antenna <text:span text:style-name="T6">[$9.99] </text:span>for the <text:span text:style-name="T6">R</text:span>Pi Gateway <text:span text:style-name="T6">(</text:span><text:a xlink:type="simple" xlink:href="https://www.ebay.com/itm/123990900283" text:style-name="Internet_20_link" text:visited-style-name="Visited_20_Internet_20_Link">https://www.ebay.com/itm/123990900283</text:a><text:span text:style-name="T6">) to attach to the USB port on the RPi and this WiFi antenna [$4.99] to attached to the gateway enclosure (https://www.data-alliance.net/antenna-5dbi-2-4ghz-5ghz-options-outdoor-omnidirectional-w-n-male-right-angle/) . </text:span></text:p>
        </text:list-item>
        <text:list-item>
          <text:p text:style-name="P9"><text:span text:style-name="T6">We also needed a U.FL-Male To RP-SMA-Male Adapter [$4.70] (https://www.data-alliance.net/u-fl-male-to-rp-sma-male-adapter-u-fl-connector-snaps-for-permanent-fit/).</text:span></text:p>
        </text:list-item>
        <text:list-item>
          <text:p text:style-name="P8">The outdoor enclosure is packaged with a cable gland for the power-over-ethernet adapter that comes with the enclosure but it does not have a gland for a power cable if the Pi will be powered using other means. We used this M25 x 1.5 metric thread gland <text:span text:style-name="T6">[$4.25]</text:span> <text:span text:style-name="T6">(</text:span><text:a xlink:type="simple" xlink:href="https://www.ebay.com/itm/352874323191" text:style-name="Internet_20_link" text:visited-style-name="Visited_20_Internet_20_Link">https://www.ebay.com/itm/352874323191</text:a><text:span text:style-name="T6">)</text:span>.</text:p>
        </text:list-item>
      </text:list>
      <text:p text:style-name="P7"/>
      <text:p text:style-name="P7"/>
      <text:p text:style-name="P10">Battery for a 2-month deployment <text:s/>$25.95 for 2</text:p>
      <text:p text:style-name="P10">We are using a SAFT LS14500 Size AA 3.6V 2600mAh primary lithium battery with wire leads for the initial deployment. This is expected to last well over the 2-month monitoring period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5T15:58:07.221846713</meta:creation-date>
    <dc:date>2020-08-25T16:29:35.707187948</dc:date>
    <dc:creator>Ned Horning</dc:creator>
    <meta:editing-duration>PT31M2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56" meta:character-count="2525" meta:non-whitespace-character-count="2177"/>
  </office:meta>
</office:document-meta>
</file>